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2d6" officeooo:paragraph-rsid="000912d6"/>
    </style:style>
    <style:style style:name="P2" style:family="paragraph" style:parent-style-name="Standard">
      <style:text-properties officeooo:rsid="000a9da3" officeooo:paragraph-rsid="000a9da3"/>
    </style:style>
    <style:style style:name="P3" style:family="paragraph" style:parent-style-name="Standard">
      <style:text-properties fo:font-weight="bold" officeooo:rsid="000a9da3" officeooo:paragraph-rsid="000a9da3" style:font-weight-asian="bold" style:font-weight-complex="bold"/>
    </style:style>
    <style:style style:name="P4" style:family="paragraph" style:parent-style-name="Standard">
      <style:text-properties fo:font-weight="bold" officeooo:rsid="000dd9a2" officeooo:paragraph-rsid="000dd9a2" style:font-weight-asian="bold" style:font-weight-complex="bold"/>
    </style:style>
    <style:style style:name="P5" style:family="paragraph" style:parent-style-name="Standard">
      <style:text-properties officeooo:rsid="000cdaeb" officeooo:paragraph-rsid="000cdaeb"/>
    </style:style>
    <style:style style:name="P6" style:family="paragraph" style:parent-style-name="Standard">
      <style:text-properties officeooo:rsid="000e79bd" officeooo:paragraph-rsid="000e79bd"/>
    </style:style>
    <style:style style:name="P7" style:family="paragraph" style:parent-style-name="Standard">
      <style:text-properties officeooo:rsid="0010b9fe" officeooo:paragraph-rsid="0010b9fe"/>
    </style:style>
    <style:style style:name="P8" style:family="paragraph" style:parent-style-name="Standard">
      <style:text-properties officeooo:rsid="00136054" officeooo:paragraph-rsid="00136054"/>
    </style:style>
    <style:style style:name="P9" style:family="paragraph" style:parent-style-name="Standard">
      <style:text-properties officeooo:rsid="0016455a" officeooo:paragraph-rsid="0016455a"/>
    </style:style>
    <style:style style:name="P10" style:family="paragraph" style:parent-style-name="Standard">
      <style:text-properties officeooo:rsid="001704fb" officeooo:paragraph-rsid="001704fb"/>
    </style:style>
    <style:style style:name="P11" style:family="paragraph" style:parent-style-name="Standard">
      <style:text-properties officeooo:rsid="0018865c" officeooo:paragraph-rsid="0018865c"/>
    </style:style>
    <style:style style:name="P12" style:family="paragraph" style:parent-style-name="Standard">
      <style:text-properties officeooo:rsid="00189179" officeooo:paragraph-rsid="00189179"/>
    </style:style>
    <style:style style:name="P13" style:family="paragraph" style:parent-style-name="Standard">
      <style:text-properties officeooo:rsid="001af0a2" officeooo:paragraph-rsid="001af0a2"/>
    </style:style>
    <style:style style:name="P14" style:family="paragraph" style:parent-style-name="Standard">
      <style:text-properties officeooo:rsid="001bf44d" officeooo:paragraph-rsid="001bf44d"/>
    </style:style>
    <style:style style:name="P15" style:family="paragraph" style:parent-style-name="Standard">
      <style:text-properties officeooo:rsid="000e79bd" officeooo:paragraph-rsid="000e79bd"/>
    </style:style>
    <style:style style:name="T1" style:family="text">
      <style:text-properties officeooo:rsid="000dd9a2"/>
    </style:style>
    <style:style style:name="T2" style:family="text">
      <style:text-properties officeooo:rsid="0010b9fe"/>
    </style:style>
    <style:style style:name="T3" style:family="text">
      <style:text-properties officeooo:rsid="00189179"/>
    </style:style>
    <style:style style:name="T4" style:family="text">
      <style:text-properties officeooo:rsid="001a6b97"/>
    </style:style>
    <style:style style:name="T5" style:family="text">
      <style:text-properties officeooo:rsid="001bf44d"/>
    </style:style>
    <style:style style:name="T6" style:family="text">
      <style:text-properties officeooo:rsid="001c54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b9f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Make</text:span><text:span text:style-name="T8">file的变量</text:span></text:p>
      <text:p text:style-name="P6"><text:span text:style-name="T2">1、</text:span>变量的定义</text:p>
      <text:p text:style-name="P7">cpp:=src/main.cpp</text:p>
      <text:p text:style-name="P7">obj:=objs/main.o</text:p>
      <text:p text:style-name="P7"/>
      <text:p text:style-name="P7">2、变量的引用——可以用()或{}</text:p>
      <text:p text:style-name="P7">$(obj):${cpp}</text:p>
      <text:p text:style-name="P7"><text:tab/>@g++ -c $(cpp) -o $(obj)</text:p>
      <text:p text:style-name="P7">compile:$(obj)</text:p>
      <text:p text:style-name="P7"/>
      <text:p text:style-name="P7">3、预定义变量</text:p>
      <text:p text:style-name="P7">$@目标(target)的完整名称</text:p>
      <text:p text:style-name="P7">$&lt;第一个依赖文件的名称</text:p>
      <text:p text:style-name="P7">$^所有的依赖文件，以空格分开，不包含重复的依赖文件</text:p>
      <text:p text:style-name="P7"/>
      <text:p text:style-name="P8">Makefile常用符号</text:p>
      <text:p text:style-name="P8"/>
      <text:p text:style-name="P9">Makefile的常用函数</text:p>
      <text:p text:style-name="P9">$(fn argument) or ${fn argument}</text:p>
      <text:p text:style-name="P9">fu：函数名</text:p>
      <text:p text:style-name="P9">argument：函数参数</text:p>
      <text:p text:style-name="P9"/>
      <text:p text:style-name="P9">1、shell</text:p>
      <text:p text:style-name="P9">$(shell &lt;command&gt; &lt;argument&gt;)</text:p>
      <text:p text:style-name="P9">名称：shell命令函数</text:p>
      <text:p text:style-name="P9">功能：调用shell命令中的命令</text:p>
      <text:p text:style-name="P9">范围：返回命令执行的结果</text:p>
      <text:p text:style-name="P9"/>
      <text:p text:style-name="P9">2、subst</text:p>
      <text:p text:style-name="P9">$(subst &lt;from&gt;,&lt;to&gt;,&lt;text&gt;)</text:p>
      <text:p text:style-name="P9">名称：字符串替换函数</text:p>
      <text:p text:style-name="P9">功能：把字符串&lt;text&gt;中的&lt;from&gt;字符串替换为&lt;to&gt;</text:p>
      <text:p text:style-name="P8"/>
      <text:p text:style-name="P9">3、patsubst</text:p>
      <text:p text:style-name="P10">$(patsubst &lt;pattern&gt;,&lt;replacement&gt;,&lt;text&gt;)</text:p>
      <text:p text:style-name="P10">名称：模式字符串替换函数</text:p>
      <text:p text:style-name="P10">功能：通配符%，表示任意长度的字符串，从text中取出pattern，替换成replacement</text:p>
      <text:p text:style-name="P10">返回：函数返回被替换过后的字符串</text:p>
      <text:p text:style-name="P10"/>
      <text:p text:style-name="P10">4、foreach</text:p>
      <text:p text:style-name="P11">$(foreach &lt;var&gt;,&lt;list&gt;,&lt;text&gt;)</text:p>
      <text:p text:style-name="P11">名称：循环函数</text:p>
      <text:p text:style-name="P11">功能：把字符串&lt;list&gt;中的元素逐一取出来，执行&lt;text&gt;包含的表达式</text:p>
      <text:p text:style-name="P11">返回：&lt;text&gt;返回的每个字符串所组成的整个字符串（以空格分隔）</text:p>
      <text:p text:style-name="P11">等效效果<text:span text:style-name="T3">：I_flag := $(I_flag:%=-I%)</text:span></text:p>
      <text:p text:style-name="P11"/>
      <text:p text:style-name="P12"><text:soft-page-break/>5、dir</text:p>
      <text:p text:style-name="P12">$(dir &lt;name...&gt;)</text:p>
      <text:p text:style-name="P12">名称：取目录函数</text:p>
      <text:p text:style-name="P12">功能<text:span text:style-name="T4">：从文件名序列中取出目录部分，目录部分是指最后一个反斜杠(“\”)之前的部分，如果没有反斜杠则返回.\</text:span></text:p>
      <text:p text:style-name="P12">返回<text:span text:style-name="T4">：返回文件名序列的目录部分</text:span></text:p>
      <text:p text:style-name="P12"/>
      <text:p text:style-name="P13">6、notedir</text:p>
      <text:p text:style-name="P13">功能<text:span text:style-name="T5">：</text:span>把元素中的路径去掉<text:span text:style-name="T6">（只是去掉‘\’）</text:span></text:p>
      <text:p text:style-name="P13"/>
      <text:p text:style-name="P14">7、filter</text:p>
      <text:p text:style-name="P14">功能：过滤元素</text:p>
      <text:p text:style-name="P11"/>
      <text:p text:style-name="P14">8、basename</text:p>
      <text:p text:style-name="P14">功能：去掉后缀，只保留basename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5:41:04.851922906</meta:creation-date>
    <meta:generator>LibreOffice/24.2.3.2$Linux_X86_64 LibreOffice_project/420$Build-2</meta:generator>
    <dc:date>2024-05-31T17:21:20.087310030</dc:date>
    <meta:editing-duration>PT8H3M20S</meta:editing-duration>
    <meta:editing-cycles>18</meta:editing-cycles>
    <meta:document-statistic meta:table-count="0" meta:image-count="0" meta:object-count="0" meta:page-count="2" meta:paragraph-count="48" meta:word-count="444" meta:character-count="855" meta:non-whitespace-character-count="838"/>
  </office:meta>
</office:document-meta>
</file>